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anumBarunGothic" svg:font-family="NanumBarun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NanumBarunGothic" fo:font-size="14pt" fo:font-weight="normal" style:font-size-asian="14pt" style:font-weight-asian="normal" style:font-size-complex="14pt" style:font-weight-complex="normal"/>
    </style:style>
    <style:style style:name="P2" style:family="paragraph" style:parent-style-name="Standard">
      <style:text-properties style:font-name="NanumBarunGothic" fo:font-size="14pt" style:font-size-asian="14pt" style:font-size-complex="14pt"/>
    </style:style>
    <style:style style:name="P3" style:family="paragraph" style:parent-style-name="Standard">
      <style:text-properties style:font-name="NanumBarunGothic" fo:font-size="12pt" style:font-size-asian="12pt" style:font-size-complex="12pt"/>
    </style:style>
    <style:style style:name="P4" style:family="paragraph" style:parent-style-name="Standard">
      <style:text-properties style:font-name="NanumBarunGothic" fo:font-size="12pt" officeooo:rsid="0019fae6" officeooo:paragraph-rsid="0023b5a8" style:font-size-asian="12pt" style:font-size-complex="12pt"/>
    </style:style>
    <style:style style:name="P5" style:family="paragraph" style:parent-style-name="Standard">
      <style:text-properties style:font-name="NanumBarunGothic" fo:font-size="12pt" officeooo:rsid="001aa5eb" officeooo:paragraph-rsid="001c6e67" style:font-size-asian="12pt" style:font-size-complex="12pt"/>
    </style:style>
    <style:style style:name="P6" style:family="paragraph" style:parent-style-name="Standard">
      <style:text-properties style:font-name="NanumBarunGothic" fo:font-size="12pt" officeooo:rsid="001aa5eb" officeooo:paragraph-rsid="0019fae6" style:font-size-asian="12pt" style:font-size-complex="12pt"/>
    </style:style>
    <style:style style:name="P7" style:family="paragraph" style:parent-style-name="Standard">
      <style:text-properties style:font-name="NanumBarunGothic" fo:font-size="12pt" officeooo:rsid="001c6e67" officeooo:paragraph-rsid="001c6e67" style:font-size-asian="12pt" style:font-size-complex="12pt"/>
    </style:style>
    <style:style style:name="P8" style:family="paragraph" style:parent-style-name="Standard">
      <style:paragraph-properties fo:text-align="start" style:justify-single-word="false"/>
      <style:text-properties style:font-name="NanumBarunGothic" fo:font-size="12pt" style:font-size-asian="12pt" style:font-size-complex="12pt"/>
    </style:style>
    <style:style style:name="P9" style:family="paragraph" style:parent-style-name="Standard">
      <style:text-properties style:font-name="NanumBarunGothic" fo:font-size="12pt" officeooo:rsid="001d6e83" officeooo:paragraph-rsid="001d6e83" style:font-size-asian="12pt" style:font-size-complex="12pt"/>
    </style:style>
    <style:style style:name="P10" style:family="paragraph" style:parent-style-name="Standard">
      <style:text-properties style:font-name="NanumBarunGothic" fo:font-size="12pt" officeooo:rsid="001ebe76" officeooo:paragraph-rsid="001ebe76" style:font-size-asian="12pt" style:font-size-complex="12pt"/>
    </style:style>
    <style:style style:name="P11" style:family="paragraph" style:parent-style-name="Standard">
      <style:text-properties style:font-name="NanumBarunGothic" fo:font-size="12pt" officeooo:rsid="0022d536" officeooo:paragraph-rsid="0022d536" style:font-size-asian="12pt" style:font-size-complex="12pt"/>
    </style:style>
    <style:style style:name="P12" style:family="paragraph" style:parent-style-name="Standard">
      <style:text-properties style:font-name="NanumBarunGothic" fo:font-size="12pt" officeooo:rsid="001f932d" officeooo:paragraph-rsid="001f932d" style:font-size-asian="12pt" style:font-size-complex="12pt"/>
    </style:style>
    <style:style style:name="P13" style:family="paragraph" style:parent-style-name="Standard">
      <style:text-properties style:font-name="NanumBarunGothic" fo:font-size="12pt" officeooo:rsid="00215a94" officeooo:paragraph-rsid="00215a94" style:font-size-asian="12pt" style:font-size-complex="12pt"/>
    </style:style>
    <style:style style:name="P14" style:family="paragraph" style:parent-style-name="Standard" style:list-style-name="L2">
      <style:text-properties style:font-name="NanumBarunGothic" fo:font-size="12pt" officeooo:rsid="00215a94" officeooo:paragraph-rsid="00215a94" style:font-size-asian="12pt" style:font-size-complex="12pt"/>
    </style:style>
    <style:style style:name="P15" style:family="paragraph" style:parent-style-name="Standard" style:list-style-name="L3">
      <style:text-properties style:font-name="NanumBarunGothic" fo:font-size="12pt" officeooo:rsid="00215a94" officeooo:paragraph-rsid="00215a94" style:font-size-asian="12pt" style:font-size-complex="12pt"/>
    </style:style>
    <style:style style:name="P16" style:family="paragraph" style:parent-style-name="Standard" style:list-style-name="L4">
      <style:text-properties style:font-name="NanumBarunGothic" fo:font-size="12pt" officeooo:rsid="00215a94" officeooo:paragraph-rsid="00215a94" style:font-size-asian="12pt" style:font-size-complex="12pt"/>
    </style:style>
    <style:style style:name="P17" style:family="paragraph" style:parent-style-name="Standard" style:list-style-name="L2">
      <style:text-properties style:font-name="NanumBarunGothic" fo:font-size="12pt" officeooo:paragraph-rsid="00215a94" style:font-size-asian="12pt" style:font-size-complex="12pt"/>
    </style:style>
    <style:style style:name="P18" style:family="paragraph" style:parent-style-name="Standard" style:list-style-name="L4">
      <style:text-properties style:font-name="NanumBarunGothic" fo:font-size="12pt" officeooo:paragraph-rsid="00215a94" style:font-size-asian="12pt" style:font-size-complex="12pt"/>
    </style:style>
    <style:style style:name="P19" style:family="paragraph" style:parent-style-name="Standard">
      <style:text-properties style:font-name="NanumBarunGothic" fo:font-size="12pt" fo:font-weight="normal" officeooo:paragraph-rsid="001f04ab" style:font-size-asian="12pt" style:font-weight-asian="normal" style:font-size-complex="12pt" style:font-weight-complex="normal"/>
    </style:style>
    <style:style style:name="P20" style:family="paragraph" style:parent-style-name="Standard">
      <style:text-properties style:font-name="NanumBarunGothic" fo:font-size="12pt" fo:font-weight="bold" style:font-size-asian="12pt" style:font-weight-asian="bold" style:font-size-complex="12pt" style:font-weight-complex="bold"/>
    </style:style>
    <style:style style:name="P21" style:family="paragraph" style:parent-style-name="Standard">
      <style:text-properties style:font-name="NanumBarunGothic" fo:font-size="12pt" fo:font-weight="bold" officeooo:paragraph-rsid="001f04ab" style:font-size-asian="12pt" style:font-weight-asian="bold" style:font-size-complex="12pt" style:font-weight-complex="bold"/>
    </style:style>
    <style:style style:name="P22" style:family="paragraph" style:parent-style-name="Standard">
      <style:text-properties style:font-name="NanumBarunGothic" officeooo:paragraph-rsid="00243a22"/>
    </style:style>
    <style:style style:name="T1" style:family="text">
      <style:text-properties officeooo:rsid="00192bb1"/>
    </style:style>
    <style:style style:name="T2" style:family="text">
      <style:text-properties style:font-name="sans-serif"/>
    </style:style>
    <style:style style:name="T3" style:family="text">
      <style:text-properties style:font-name="sans-serif" fo:font-size="17.25pt"/>
    </style:style>
    <style:style style:name="T4" style:family="text">
      <style:text-properties style:font-name="sans-serif" fo:font-size="17.25pt" officeooo:rsid="00215a94"/>
    </style:style>
    <style:style style:name="T5" style:family="text">
      <style:text-properties style:font-name="sans-serif" officeooo:rsid="001b9d19"/>
    </style:style>
    <style:style style:name="T6" style:family="text">
      <style:text-properties style:font-name="sans-serif" officeooo:rsid="001c6e67"/>
    </style:style>
    <style:style style:name="T7" style:family="text">
      <style:text-properties style:font-name="sans-serif" fo:font-size="14pt" style:font-size-asian="14pt" style:font-size-complex="14pt"/>
    </style:style>
    <style:style style:name="T8" style:family="text">
      <style:text-properties style:font-name="sans-serif" fo:font-size="12pt" officeooo:rsid="001c6e67" style:font-size-asian="12pt" style:font-size-complex="12pt"/>
    </style:style>
    <style:style style:name="T9" style:family="text">
      <style:text-properties style:font-name="sans-serif" officeooo:rsid="001ebe76"/>
    </style:style>
    <style:style style:name="T10" style:family="text">
      <style:text-properties style:font-name="sans-serif" officeooo:rsid="00215a94"/>
    </style:style>
    <style:style style:name="T11" style:family="text">
      <style:text-properties officeooo:rsid="001a9df2"/>
    </style:style>
    <style:style style:name="T12" style:family="text">
      <style:text-properties officeooo:rsid="001aa5eb"/>
    </style:style>
    <style:style style:name="T13" style:family="text">
      <style:text-properties officeooo:rsid="001b9d19"/>
    </style:style>
    <style:style style:name="T14" style:family="text">
      <style:text-properties officeooo:rsid="001c6e67"/>
    </style:style>
    <style:style style:name="T15" style:family="text">
      <style:text-properties officeooo:rsid="001d6e83"/>
    </style:style>
    <style:style style:name="T16" style:family="text">
      <style:text-properties officeooo:rsid="001ebe76"/>
    </style:style>
    <style:style style:name="T17" style:family="text">
      <style:text-properties fo:font-weight="normal" style:font-weight-asian="normal" style:font-weight-complex="normal"/>
    </style:style>
    <style:style style:name="T18" style:family="text">
      <style:text-properties fo:font-weight="normal" officeooo:rsid="001f04ab" style:font-weight-asian="normal" style:font-weight-complex="normal"/>
    </style:style>
    <style:style style:name="T19" style:family="text">
      <style:text-properties officeooo:rsid="001f04ab"/>
    </style:style>
    <style:style style:name="T20" style:family="text">
      <style:text-properties officeooo:rsid="00215a94"/>
    </style:style>
    <style:style style:name="T21" style:family="text">
      <style:text-properties officeooo:rsid="0022d536"/>
    </style:style>
    <style:style style:name="T22" style:family="text">
      <style:text-properties fo:font-size="12pt" officeooo:rsid="001c6e67" style:font-size-asian="12pt" style:font-size-complex="12pt"/>
    </style:style>
    <style:style style:name="T23" style:family="text">
      <style:text-properties officeooo:rsid="0023b5a8"/>
    </style:style>
    <style:style style:name="T24" style:family="text">
      <style:text-properties fo:font-size="14pt" style:font-size-asian="14pt" style:font-size-complex="14pt"/>
    </style:style>
    <style:style style:name="T25" style:family="text">
      <style:text-properties fo:font-size="14pt" officeooo:rsid="001c6e67"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 text:c="54"/>ASSIGNMENT<text:span text:style-name="T1">5.1</text:span></text:p>
      <text:p text:style-name="P1"><text:s text:c="36"/></text:p>
      <text:p text:style-name="P1">1.What is a story point? How will you use story points to measure size of the following fruits (fruit points) given the planning poker value ½, 1, 2, 3, 5,8,13, </text:p>
      <text:p text:style-name="P1">20, 40, 100, infinity</text:p>
      <text:p text:style-name="P1">Apple</text:p>
      <text:p text:style-name="P1">Mango</text:p>
      <text:p text:style-name="P1">Banana</text:p>
      <text:p text:style-name="P1">Jack fruit</text:p>
      <text:p text:style-name="P1">Pineapple</text:p>
      <text:p text:style-name="P1">Gooseberry</text:p>
      <text:p text:style-name="P1">Avocado</text:p>
      <text:p text:style-name="P1">Lime</text:p>
      <text:p text:style-name="P1">Pomegranate</text:p>
      <text:p text:style-name="P1">Watermelon</text:p>
      <text:p text:style-name="P4"><text:s text:c="9"/></text:p>
      <text:p text:style-name="P4"><text:s text:c="9"/>story point is measurement used in agile PM, which estimates <text:span text:style-name="T11">the hardness for implementing a given story.Story points in simple terms assigning points(numbers)</text:span></text:p>
      <text:p text:style-name="P5">eg:-fibonacci sequence</text:p>
      <text:p text:style-name="P7">fruits points</text:p>
      <text:p text:style-name="P3">Apple <text:s text:c="15"/>:<text:span text:style-name="T13">3</text:span></text:p>
      <text:p text:style-name="P3">Mango <text:s text:c="13"/>:<text:span text:style-name="T13">5</text:span></text:p>
      <text:p text:style-name="P3">Banana <text:s text:c="12"/>:<text:span text:style-name="T13">2</text:span></text:p>
      <text:p text:style-name="P3">Jack fruit <text:s text:c="10"/>:<text:span text:style-name="T14">20</text:span></text:p>
      <text:p text:style-name="P3">Pineapple <text:s text:c="8"/>:<text:span text:style-name="T14">13</text:span></text:p>
      <text:p text:style-name="P3">Gooseberry <text:s text:c="5"/>:<text:span text:style-name="T14">1/2</text:span></text:p>
      <text:p text:style-name="P3">Avocado <text:s text:c="10"/>:<text:span text:style-name="T14">5</text:span></text:p>
      <text:p text:style-name="P8">Lime <text:s text:c="16"/>:<text:span text:style-name="T12">1</text:span></text:p>
      <text:p text:style-name="P3">Pomegranate <text:s text:c="2"/>:<text:span text:style-name="T14">3</text:span></text:p>
      <text:p text:style-name="P3">Watermelon <text:s text:c="4"/>:<text:span text:style-name="T14">20</text:span></text:p>
      <text:p text:style-name="P6"/>
      <text:p text:style-name="P3"/>
      <text:p text:style-name="P3"/>
      <text:p text:style-name="P3"/>
      <text:p text:style-name="P3"/>
      <text:p text:style-name="P22"><text:span text:style-name="T24">What are the points discussed during the daily standup meeting? What happens if there is a problem a team member identifies during the standup meeting and how the same will be resolved?</text:span></text:p>
      <text:p text:style-name="P22"><text:span text:style-name="T24"/></text:p>
      <text:p text:style-name="P22"><text:span text:style-name="T25"><text:s text:c="8"/></text:span><text:span text:style-name="T22">The stand up meeting is <text:s/>max of 15 min duration,which mainly focuses on “what did we do yeatersday?”,”what we are going to do today?” and the help needed to do the task </text:span></text:p>
      <text:p text:style-name="P7"><text:s text:c="10"/>If <text:span text:style-name="T15">any probelm is identified during the stand up,it is taken as seperate issue and <text:s/></text:span></text:p>
      <text:p text:style-name="P9">anthor meeting is held to resolve the issue.</text:p>
      <text:p text:style-name="P3"/>
      <text:p text:style-name="P2"><text:soft-page-break/>What is the relationship between Epic, User story and <text:s/>Feature? What are themes?</text:p>
      <text:p text:style-name="P2"/>
      <text:p text:style-name="P10">User story:which defines what user wants,it can be in texted format.</text:p>
      <text:p text:style-name="P3"><text:span text:style-name="T16">Example:sharit</text:span></text:p>
      <text:p text:style-name="P19">Epic:Epic is the high level representation of the user requirements.</text:p>
      <text:p text:style-name="P19">In this example sender ,<text:span text:style-name="T19">reciever and gallery.</text:span></text:p>
      <text:p text:style-name="P21"><text:span text:style-name="T17">Feature:It is the detailed description of epic or the user requirement.</text:span></text:p>
      <text:p text:style-name="P21"><text:span text:style-name="T17"><text:s/></text:span><text:span text:style-name="T18">In <text:s/></text:span><text:span text:style-name="T17">sender </text:span><text:span text:style-name="T18">option</text:span><text:span text:style-name="T17"> ,you should be provided option to select images, video and so on,</text:span></text:p>
      <text:p text:style-name="P20"><text:span text:style-name="T17">recieve icon need to be shown.</text:span></text:p>
      <text:p text:style-name="P20"><text:span text:style-name="T17">Recieve ,option should be provided to accept the incoming file or not.</text:span></text:p>
      <text:p text:style-name="P20"><text:span text:style-name="T17">Themes:is the collection of user stories.</text:span></text:p>
      <text:p text:style-name="P20"><text:span text:style-name="T17">Example:series of horror movies put in one folder.</text:span></text:p>
      <text:p text:style-name="P20"><text:span text:style-name="T17"/></text:p>
      <text:p text:style-name="P2">4.Provide an example of Feature and user stories for the below Epic</text:p>
      <text:p text:style-name="P2">Epic: Allow the customers to manage their own accounts in the web porta<text:span text:style-name="T21">l</text:span></text:p>
      <text:p text:style-name="P2"/>
      <text:p text:style-name="P11">user stories:<text:span text:style-name="T23">Access to online flight , train,bus and hotel ticket booking.</text:span></text:p>
      <text:p text:style-name="P11">Consider an example of ticket booking website in which coustomer can create his own account and when the coustomer login ,he will be provided with below mentioned features so that he can customize his needs through accessing the web portal <text:s/>by his own</text:p>
      <text:p text:style-name="P12">Feature:<text:span text:style-name="T20">Flights,Train,Bus <text:s/>ticket detail and hotel booking</text:span></text:p>
      <text:p text:style-name="P12"/>
      <text:p text:style-name="P13"><text:s/>In flight -Domestic and international flights</text:p>
      <text:list xml:id="list2633825250156287429" text:style-name="L2">
        <text:list-item>
          <text:p text:style-name="P17"><text:span text:style-name="T20">one way </text:span></text:p>
        </text:list-item>
        <text:list-item>
          <text:p text:style-name="P17"><text:span text:style-name="T20">round trip</text:span></text:p>
        </text:list-item>
        <text:list-item>
          <text:p text:style-name="P14">multiple stop</text:p>
        </text:list-item>
      </text:list>
      <text:p text:style-name="P13">In train -</text:p>
      <text:list xml:id="list180432751363876487" text:style-name="L3">
        <text:list-item>
          <text:p text:style-name="P15">from</text:p>
        </text:list-item>
        <text:list-item>
          <text:p text:style-name="P15">to</text:p>
        </text:list-item>
        <text:list-item>
          <text:p text:style-name="P15">class</text:p>
        </text:list-item>
      </text:list>
      <text:p text:style-name="P13">Hotel-</text:p>
      <text:list xml:id="list1785147648983753995" text:style-name="L4">
        <text:list-item>
          <text:p text:style-name="P18"><text:span text:style-name="T20">No of days</text:span></text:p>
        </text:list-item>
        <text:list-item>
          <text:p text:style-name="P16">no adult and children</text:p>
        </text:list-item>
        <text:list-item>
          <text:p text:style-name="P16">additional room</text:p>
        </text:list-item>
      </text:list>
      <text:p text:style-name="P11">These are the features</text:p>
      <text:p text:style-name="P1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anumBarunGothic" svg:font-family="NanumBarun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0T13:49:39.266699872</meta:creation-date>
    <dc:date>2016-08-20T16:37:50.287244712</dc:date>
    <meta:editing-duration>PT31M36S</meta:editing-duration>
    <meta:editing-cycles>4</meta:editing-cycles>
    <meta:generator>LibreOffice/5.1.4.2$Linux_X86_64 LibreOffice_project/10m0$Build-2</meta:generator>
    <meta:document-statistic meta:table-count="0" meta:image-count="0" meta:object-count="0" meta:page-count="2" meta:paragraph-count="61" meta:word-count="408" meta:character-count="2605" meta:non-whitespace-character-count="2033"/>
  </office:meta>
</office:document-meta>
</file>